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Title_20_and_20_Content-title">
      <style:graphic-properties fo:min-height="3.499cm"/>
    </style:style>
    <style:style style:name="pr6" style:family="presentation" style:parent-style-name="Title_20_and_20_Content-outline1">
      <style:graphic-properties fo:min-height="6.36cm"/>
    </style:style>
    <style:style style:name="pr7" style:family="presentation" style:parent-style-name="Title_20_and_20_Content-notes">
      <style:graphic-properties draw:fill-color="#ffffff" fo:min-height="15.626cm"/>
    </style:style>
    <style:style style:name="co1" style:family="table-column">
      <style:table-column-properties style:column-width="1.422cm" style:use-optimal-column-width="false"/>
    </style:style>
    <style:style style:name="co2" style:family="table-column">
      <style:table-column-properties style:column-width="3.155cm" style:use-optimal-column-width="false"/>
    </style:style>
    <style:style style:name="co3" style:family="table-column">
      <style:table-column-properties style:column-width="2.409cm" style:use-optimal-column-width="false"/>
    </style:style>
    <style:style style:name="co4" style:family="table-column">
      <style:table-column-properties style:column-width="2.892cm" style:use-optimal-column-width="false"/>
    </style:style>
    <style:style style:name="co5" style:family="table-column">
      <style:table-column-properties style:column-width="3.109cm" style:use-optimal-column-width="false"/>
    </style:style>
    <style:style style:name="co6" style:family="table-column">
      <style:table-column-properties style:column-width="1.927cm" style:use-optimal-column-width="false"/>
    </style:style>
    <style:style style:name="co7" style:family="table-column">
      <style:table-column-properties style:column-width="3.601cm" style:use-optimal-column-width="false"/>
    </style:style>
    <style:style style:name="co8" style:family="table-column">
      <style:table-column-properties style:column-width="2.663cm" style:use-optimal-column-width="false"/>
    </style:style>
    <style:style style:name="co9" style:family="table-column">
      <style:table-column-properties style:column-width="2.67cm" style:use-optimal-column-width="false"/>
    </style:style>
    <style:style style:name="co10" style:family="table-column">
      <style:table-column-properties style:column-width="2.678cm" style:use-optimal-column-width="false"/>
    </style:style>
    <style:style style:name="ro1" style:family="table-row">
      <style:table-row-properties style:row-height="1.752cm"/>
    </style:style>
    <style:style style:name="ro2" style:family="table-row">
      <style:table-row-properties style:row-height="1.754cm"/>
    </style:style>
    <style:style style:name="ro3" style:family="table-row">
      <style:table-row-properties style:row-height="0.891cm"/>
    </style:style>
    <style:style style:name="ro4" style:family="table-row">
      <style:table-row-properties style:row-height="0.972cm"/>
    </style:style>
    <style:style style:name="ro5" style:family="table-row">
      <style:table-row-properties style:row-height="0.976cm"/>
    </style:style>
    <style:style style:name="ro6" style:family="table-row">
      <style:table-row-properties style:row-height="0.98cm"/>
    </style:style>
    <style:style style:name="ce1" style:family="table-cell">
      <style:graphic-properties draw:fill="solid" draw:fill-color="#4f81bd" style:repeat="repeat" draw:textarea-vertical-align="bottom" fo:padding-top="0cm" fo:padding-bottom="0cm" fo:padding-left="0.19cm" fo:padding-right="0.19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style:graphic-properties draw:fill="solid" draw:fill-color="#d0d8e7" style:repeat="repeat" draw:textarea-vertical-align="bottom" fo:padding-top="0cm" fo:padding-bottom="0cm" fo:padding-left="0.19cm" fo:padding-right="0.19cm"/>
      <style:paragraph-properties fo:border="0.48pt solid #ffffff"/>
    </style:style>
    <style:style style:name="ce3" style:family="table-cell">
      <style:graphic-properties draw:fill="solid" draw:fill-color="#e9ecf3" style:repeat="repeat" draw:textarea-vertical-align="bottom" fo:padding-top="0cm" fo:padding-bottom="0cm" fo:padding-left="0.19cm" fo:padding-right="0.19cm"/>
      <style:paragraph-properties fo:border="0.48pt solid #ffffff"/>
    </style:style>
    <style:style style:name="ce4" style:family="table-cell">
      <style:graphic-properties style:repeat="repeat"/>
    </style:style>
    <style:style style:name="P1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2" style:family="paragraph">
      <style:text-properties style:font-name="Liberation Sans2" fo:font-size="32pt" style:font-size-asian="32pt" style:font-size-complex="32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left="0cm" fo:margin-right="0cm" fo:margin-top="0cm" fo:margin-bottom="0cm" fo:line-height="115%" fo:text-align="center" fo:text-indent="0cm" style:punctuation-wrap="hanging" style:writing-mode="lr-tb"/>
      <style:text-properties fo:hyphenate="false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T1" style:family="text">
      <style:text-properties fo:color="#000000" style:text-line-through-style="none" style:text-line-through-type="none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super 58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font-name="Calibri1" fo:font-size="18pt" fo:letter-spacing="normal" fo:font-style="normal" fo:text-shadow="none" style:text-underline-style="none" fo:font-weight="bold" style:letter-kerning="true" style:font-name-asian="Times New Roman1" style:font-size-asian="18pt" style:font-style-asian="normal" style:font-weight-asian="bold" style:font-name-complex="Times New Roman1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Calibri1" fo:font-size="18pt" fo:letter-spacing="normal" fo:font-style="normal" fo:text-shadow="none" style:text-underline-style="none" fo:font-weight="normal" style:letter-kerning="true" style:font-name-asian="Times New Roman1" style:font-size-asian="18pt" style:font-style-asian="normal" style:font-weight-asian="normal" style:font-name-complex="Times New Roman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Distributional Semantics and Automatic Semantic Information Extraction: An 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ory: Weaver, Firth, Z. Harris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 text:style-name="P1"><text:span text:style-name="T1">Warren Weaver („Translation“, 1949/1955)</text:span></text:p>
                <text:list>
                  <text:list-item>
                    <text:p xml:id="id2" text:id="id2" text:style-name="P1"><text:span text:style-name="T1">“</text:span><text:span text:style-name="T1">But if one lengthens the slit in the opaque mask, until one can see not only the central word in question, but also say N words on either side, then if N is large enough one can unambiguously decide the meaning of the central word.”</text:span><text:span text:style-name="T2">1</text:span></text:p>
                  </text:list-item>
                </text:list>
              </text:list-item>
              <text:list-item>
                <text:p xml:id="id3" text:id="id3" text:style-name="P1"><text:span text:style-name="T1">John Rupert Firth and Zellig Harris</text:span></text:p>
                <text:list>
                  <text:list-item>
                    <text:p xml:id="id4" text:id="id4" text:style-name="P1"><text:span text:style-name="T1">the most precise way of determining a word’s meaning is by investigating the meanings of the words that occur along with that word.</text:span><text:span text:style-name="T2">2</text:span></text:p>
                  </text:list-item>
                </text:list>
              </text:list-item>
              <text:list-item>
                <text:p xml:id="id5" text:id="id5" text:style-name="P1"><text:span text:style-name="T1">Distributional Semantics</text:span></text:p>
                <text:list>
                  <text:list-item>
                    <text:p xml:id="id6" text:id="id6" text:style-name="P1"><text:span text:style-name="T1">“</text:span><text:span text:style-name="T1">linguistic items with similar distributions have similar meanings”</text:span><text:span text:style-name="T2">3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d-Sense Disambiguation/In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7" text:id="id7">This theoretical basis is used to automatically determine the sense of a word</text:p>
              </text:list-item>
              <text:list-item>
                <text:p xml:id="id8" text:id="id8">E.g., the English word “dog”</text:p>
                <text:list>
                  <text:list-item>
                    <text:p xml:id="id9" text:id="id9">Noun, verb, adjective?</text:p>
                  </text:list-item>
                  <text:list-item>
                    <text:p xml:id="id10" text:id="id10">Noun: the animal? Something ugly?</text:p>
                  </text:list-item>
                  <text:list-item>
                    <text:p xml:id="id11" text:id="id11">Verb: to follow closely? To be lazy?</text:p>
                  </text:list-item>
                  <text:list-item>
                    <text:p xml:id="id12" text:id="id12">Adjective: “The dog days of summer”</text:p>
                  </text:list-item>
                </text:list>
              </text:list-item>
              <text:list-item>
                <text:p xml:id="id13" text:id="id13">Machine translation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s with WS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14" text:id="id14">Have you used Google Translate?</text:p>
              </text:list-item>
              <text:list-item>
                <text:p xml:id="id15" text:id="id15">Easier to tell apart homographs (different words spelled the same) than various senses of the same word</text:p>
                <text:list>
                  <text:list-item>
                    <text:p xml:id="id16" text:id="id16">90-96% on homographs</text:p>
                  </text:list-item>
                  <text:list-item>
                    <text:p xml:id="id17" text:id="id17">59.1% to 69.0% for various senses</text:p>
                  </text:list-item>
                  <text:list-item>
                    <text:p xml:id="id18" text:id="id18">baseline accuracy, choosing the most frequent sense = 51.4% and 57%”<text:span text:style-name="T3">4</text:span></text:p>
                  </text:list-item>
                </text:list>
              </text:list-item>
              <text:list-item>
                <text:p xml:id="id19" text:id="id19">Significant difference but still poor results for sens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cking similarity/differen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0" text:id="id20" text:style-name="P1"><text:span text:style-name="T4">Words differ where distribution differs</text:span></text:p>
              </text:list-item>
              <text:list-item>
                <text:p xml:id="id21" text:id="id21" text:style-name="P1"><text:span text:style-name="T4">Example: difference between “big” and “large”?</text:span></text:p>
                <text:list>
                  <text:list-item>
                    <text:p xml:id="id22" text:id="id22" text:style-name="P1"><text:span text:style-name="T4">Big occurs frequently with “sister”, large does not</text:span></text:p>
                  </text:list-item>
                  <text:list-item>
                    <text:p xml:id="id23" text:id="id23" text:style-name="P1"><text:span text:style-name="T4">We see that “big” has a sense that “large” does not</text:span></text:p>
                  </text:list-item>
                </text:list>
              </text:list-item>
              <text:list-item>
                <text:p xml:id="id24" text:id="id24" text:style-name="P1"><text:span text:style-name="T4">Words with fewer differences are closer</text:span></text:p>
              </text:list-item>
              <text:list-item>
                <text:p xml:id="id25" text:id="id25" text:style-name="P1"><text:span text:style-name="T4">This is essentially how topic modeling work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“context”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6" text:id="id26">We are talking about meaning, so meaning units</text:p>
              </text:list-item>
              <text:list-item>
                <text:p xml:id="id27" text:id="id27">i.e., words that rely on each other to create meaning</text:p>
              </text:list-item>
              <text:list-item>
                <text:p xml:id="id28" text:id="id28">Document?</text:p>
              </text:list-item>
              <text:list-item>
                <text:p xml:id="id29" text:id="id29">Paragraph?</text:p>
              </text:list-item>
              <text:list-item>
                <text:p xml:id="id30" text:id="id30">Sentence?</text:p>
              </text:list-item>
              <text:list-item>
                <text:p xml:id="id31" text:id="id31">Sinclair </text:p>
                <text:list>
                  <text:list-item>
                    <text:p xml:id="id32" text:id="id32">“The text is the sentence that is in front of us when an act of reading is in progress. Each sentence then is a new beginning to the text.”<text:span text:style-name="T5">5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 with ancient texts</text:p>
          </draw:text-box>
        </draw:frame>
        <draw:frame presentation:style-name="pr4" draw:layer="layout" svg:width="25.199cm" svg:height="12.179cm" svg:x="1.4cm" svg:y="4.514cm" presentation:class="outline" presentation:user-transformed="true">
          <draw:text-box>
            <text:list text:style-name="L2">
              <text:list-item>
                <text:p xml:id="id33" text:id="id33">Where are the sentence boundaries?</text:p>
                <text:list>
                  <text:list-item>
                    <text:p xml:id="id34" text:id="id34"><text:a xlink:href="http://codexsinaiticus.org/en/manuscript.aspx?book=33&amp;chapter=10&amp;lid=en&amp;side=r&amp;zoomSlider=6#" xlink:type="simple">Codex Sinaiticus</text:a></text:p>
                  </text:list-item>
                </text:list>
              </text:list-item>
              <text:list-item>
                <text:p xml:id="id35" text:id="id35">Closely related words with <text:span text:style-name="T6">tend</text:span><text:span text:style-name="T7"> to occur close to each other</text:span></text:p>
              </text:list-item>
              <text:list-item>
                <text:p xml:id="id36" text:id="id36"><text:span text:style-name="T7">Research suggests between 2 and 5 words left and righ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ich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For English, types should work well</text:p>
              </text:list-item>
              <text:list-item>
                <text:p xml:id="id38" text:id="id38">For Greek, et al.</text:p>
                <text:list>
                  <text:list-item>
                    <text:p xml:id="id39" text:id="id39"><text:a xlink:href="http://en.wikipedia.org/wiki/Ancient_Greek_grammar_(tables)#Verb_example" xlink:type="simple">The Greek verb</text:a></text:p>
                  </text:list-item>
                </text:list>
              </text:list-item>
              <text:list-item>
                <text:p xml:id="id40" text:id="id40">Lemmas (dictionary forms) might be better</text:p>
                <text:list>
                  <text:list-item>
                    <text:p xml:id="id41" text:id="id41">But it always depends on the size of your corpus</text:p>
                  </text:list-item>
                  <text:list-item>
                    <text:p xml:id="id42" text:id="id42">If you dilute your information too much, you will get good results only for the most common wor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can you do with this informa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43" text:id="id43">Topic Modeling</text:p>
              </text:list-item>
              <text:list-item>
                <text:p xml:id="id44" text:id="id44">Machine Translation</text:p>
              </text:list-item>
              <text:list-item>
                <text:p xml:id="id45" text:id="id45">Semantic Drift</text:p>
                <text:list>
                  <text:list-item>
                    <text:p xml:id="id46" text:id="id46">i.e., calculate which words change meanings,</text:p>
                  </text:list-item>
                  <text:list-item>
                    <text:p xml:id="id47" text:id="id47">by how much,</text:p>
                  </text:list-item>
                  <text:list-item>
                    <text:p xml:id="id48" text:id="id48">and in which direction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3T16">
        <office:forms form:automatic-focus="false" form:apply-design-mode="false"/>
        <draw:frame presentation:style-name="pr5" draw:layer="layout" svg:width="25.199cm" svg:height="3.499cm" svg:x="1.4cm" svg:y="0.841cm" presentation:class="title">
          <draw:text-box>
            <text:p text:style-name="P3"><text:span text:style-name="T8">Count Co-Occurrence</text:span></text:p>
          </draw:text-box>
        </draw:frame>
        <draw:frame presentation:style-name="pr6" draw:text-style-name="P4" draw:layer="layout" svg:width="12.297cm" svg:height="6.61cm" svg:x="1.419cm" svg:y="12.139cm" presentation:class="outline" presentation:user-transformed="true">
          <draw:text-box>
            <text:p xml:id="id50" text:id="id50" text:style-name="P4"><text:span text:style-name="T9">Counts:</text:span></text:p>
            <text:p xml:id="id51" text:id="id51" text:style-name="P4"><text:span text:style-name="T10">ὁ - 5</text:span></text:p>
            <text:p xml:id="id52" text:id="id52" text:style-name="P4"><text:span text:style-name="T10">καί - 2</text:span></text:p>
            <text:p xml:id="id53" text:id="id53" text:style-name="P4"><text:span text:style-name="T10">ἐν - 1</text:span></text:p>
            <text:p xml:id="id54" text:id="id54" text:style-name="P4"><text:span text:style-name="T10">ἀρχή - 1</text:span></text:p>
            <text:p xml:id="id55" text:id="id55" text:style-name="P4"><text:span text:style-name="T10">ποιέω - 1</text:span></text:p>
          </draw:text-box>
        </draw:frame>
        <draw:frame presentation:style-name="pr6" draw:text-style-name="P4" draw:layer="layout" svg:width="12.297cm" svg:height="6.61cm" svg:x="14.224cm" svg:y="12.186cm" presentation:class="outline" presentation:user-transformed="true">
          <draw:text-box>
            <text:p xml:id="id56" text:id="id56" text:style-name="P4"><text:span text:style-name="T10">ἄβυσσος - 1</text:span></text:p>
            <text:p xml:id="id57" text:id="id57" text:style-name="P4"><text:span text:style-name="T10">πνεῦμα - 1</text:span></text:p>
            <text:p xml:id="id58" text:id="id58" text:style-name="P4"><text:span text:style-name="T10">ἐπιφέρω - 1</text:span></text:p>
            <text:p xml:id="id59" text:id="id59" text:style-name="P4"><text:span text:style-name="T10">ἐπάνω - 1</text:span></text:p>
            <text:p xml:id="id60" text:id="id60" text:style-name="P4"><text:span text:style-name="T10">ὕδωρ - 1</text:span></text:p>
          </draw:text-box>
        </draw:frame>
        <draw:frame presentation:style-name="pr6" draw:layer="layout" svg:width="25.199cm" svg:height="6.61cm" svg:x="1.471cm" svg:y="4.826cm" presentation:class="outline" presentation:placeholder="true" presentation:user-transformed="true">
          <draw:text-box/>
        </draw:frame>
        <draw:frame draw:name="Content Placeholder 3" draw:style-name="standard" xml:id="id49" draw:id="id49" draw:layer="layout" svg:width="24.561cm" svg:height="5.257cm" svg:x="1.871cm" svg:y="5.12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2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5"><text:span text:style-name="T11">L4</text:span></text:p>
              </table:table-cell>
              <table:table-cell>
                <text:p text:style-name="P5"><text:span text:style-name="T11">L3</text:span></text:p>
              </table:table-cell>
              <table:table-cell>
                <text:p text:style-name="P5"><text:span text:style-name="T11">L2</text:span></text:p>
              </table:table-cell>
              <table:table-cell>
                <text:p text:style-name="P5"><text:span text:style-name="T11">L1</text:span></text:p>
              </table:table-cell>
              <table:table-cell>
                <text:p text:style-name="P5"><text:span text:style-name="T11">Target</text:span></text:p>
              </table:table-cell>
              <table:table-cell>
                <text:p text:style-name="P5"><text:span text:style-name="T11">R1</text:span></text:p>
              </table:table-cell>
              <table:table-cell>
                <text:p text:style-name="P5"><text:span text:style-name="T11">R2</text:span></text:p>
              </table:table-cell>
              <table:table-cell>
                <text:p text:style-name="P5"><text:span text:style-name="T11">R3</text:span></text:p>
              </table:table-cell>
              <table:table-cell>
                <text:p text:style-name="P5"><text:span text:style-name="T11">R4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12">ἐν </text:span></text:p>
              </table:table-cell>
              <table:table-cell>
                <text:p text:style-name="P5"><text:span text:style-name="T12">ἀρχή </text:span></text:p>
              </table:table-cell>
              <table:table-cell>
                <text:p text:style-name="P5"><text:span text:style-name="T12">ποιέω </text:span></text:p>
              </table:table-cell>
              <table:table-cell>
                <text:p text:style-name="P5"><text:span text:style-name="T12">ὁ </text:span></text:p>
              </table:table-cell>
              <table:table-cell>
                <text:p text:style-name="P5"><text:span text:style-name="T12">θεός </text:span></text:p>
              </table:table-cell>
              <table:table-cell>
                <text:p text:style-name="P5"><text:span text:style-name="T12">ὁ </text:span></text:p>
              </table:table-cell>
              <table:table-cell>
                <text:p text:style-name="P5"><text:span text:style-name="T12">οὐρανός </text:span></text:p>
              </table:table-cell>
              <table:table-cell>
                <text:p text:style-name="P5"><text:span text:style-name="T12">καί </text:span></text:p>
              </table:table-cell>
              <table:table-cell>
                <text:p text:style-name="P5"><text:span text:style-name="T12">ὁ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2">ὁ </text:span></text:p>
              </table:table-cell>
              <table:table-cell>
                <text:p text:style-name="P5"><text:span text:style-name="T12">ἄβυσσος</text:span></text:p>
              </table:table-cell>
              <table:table-cell>
                <text:p text:style-name="P5"><text:span text:style-name="T12">καί</text:span></text:p>
              </table:table-cell>
              <table:table-cell>
                <text:p text:style-name="P5"><text:span text:style-name="T12">πνεῦμα</text:span></text:p>
              </table:table-cell>
              <table:table-cell>
                <text:p text:style-name="P5"><text:span text:style-name="T12">θεός</text:span></text:p>
              </table:table-cell>
              <table:table-cell>
                <text:p text:style-name="P5"><text:span text:style-name="T12">ἐπιφέρω</text:span></text:p>
              </table:table-cell>
              <table:table-cell>
                <text:p text:style-name="P5"><text:span text:style-name="T12">ἐπάνω</text:span></text:p>
              </table:table-cell>
              <table:table-cell>
                <text:p text:style-name="P5"><text:span text:style-name="T12">ὁ</text:span></text:p>
              </table:table-cell>
              <table:table-cell>
                <text:p text:style-name="P5"><text:span text:style-name="T12">ὕδωρ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6.368cm" svg:height="13.021cm" svg:x="3.389cm" svg:y="2.639cm" draw:page-number="10" presentation:class="page"/>
          <draw:frame presentation:style-name="pr7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o-occurrence Matri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the dog bit the man” and “the bat hit the ball”</text:p>
              </text:list-item>
            </text:list>
          </draw:text-box>
        </draw:frame>
        <draw:frame draw:style-name="standard" draw:layer="layout" svg:width="21.325cm" svg:height="7.803cm" svg:x="1.887cm" svg:y="7.16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column table:style-name="co10"/>
            <table:table-row table:style-name="ro3" table:default-cell-style-name="ce4">
              <table:table-cell/>
              <table:table-cell>
                <text:p text:style-name="P6">the</text:p>
              </table:table-cell>
              <table:table-cell>
                <text:p text:style-name="P6">dog</text:p>
              </table:table-cell>
              <table:table-cell>
                <text:p text:style-name="P6">bit</text:p>
              </table:table-cell>
              <table:table-cell>
                <text:p text:style-name="P6">man</text:p>
              </table:table-cell>
              <table:table-cell>
                <text:p text:style-name="P6">bat</text:p>
              </table:table-cell>
              <table:table-cell>
                <text:p text:style-name="P6">hit</text:p>
              </table:table-cell>
              <table:table-cell>
                <text:p text:style-name="P6">ball</text:p>
              </table:table-cell>
            </table:table-row>
            <table:table-row table:style-name="ro4" table:default-cell-style-name="ce4">
              <table:table-cell>
                <text:p text:style-name="P6">the</text:p>
              </table:table-cell>
              <table:table-cell>
                <text:p text:style-name="P6">4</text:p>
              </table:table-cell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2</text:p>
              </table:table-cell>
            </table:table-row>
            <table:table-row table:style-name="ro5" table:default-cell-style-name="ce4">
              <table:table-cell>
                <text:p text:style-name="P6">dog</text:p>
              </table:table-cell>
              <table:table-cell>
                <text:p text:style-name="P6">2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</table:table-row>
            <table:table-row table:style-name="ro5" table:default-cell-style-name="ce4">
              <table:table-cell>
                <text:p text:style-name="P6">bit</text:p>
              </table:table-cell>
              <table:table-cell>
                <text:p text:style-name="P6">2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</table:table-row>
            <table:table-row table:style-name="ro5" table:default-cell-style-name="ce4">
              <table:table-cell>
                <text:p text:style-name="P6">man</text:p>
              </table:table-cell>
              <table:table-cell>
                <text:p text:style-name="P6">2</text:p>
              </table:table-cell>
              <table:table-cell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</table:table-row>
            <table:table-row table:style-name="ro5" table:default-cell-style-name="ce4">
              <table:table-cell>
                <text:p text:style-name="P6">bat</text:p>
              </table:table-cell>
              <table:table-cell>
                <text:p text:style-name="P6">2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1</text:p>
              </table:table-cell>
            </table:table-row>
            <table:table-row table:style-name="ro5" table:default-cell-style-name="ce4">
              <table:table-cell>
                <text:p text:style-name="P6">hit</text:p>
              </table:table-cell>
              <table:table-cell>
                <text:p text:style-name="P6">2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</table:table-row>
            <table:table-row table:style-name="ro6" table:default-cell-style-name="ce4">
              <table:table-cell>
                <text:p text:style-name="P6">ball</text:p>
              </table:table-cell>
              <table:table-cell>
                <text:p text:style-name="P6">2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0</text:p>
              </table:table-cell>
              <table:table-cell>
                <text:p text:style-name="P6">1</text:p>
              </table:table-cell>
              <table:table-cell>
                <text:p text:style-name="P6">1</text:p>
              </table:table-cell>
              <table:table-cell>
                <text:p text:style-name="P6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Your Homework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uct a 4L-4R co-occurrence matrix for every document in the “input” folder under the “Week 6” homework folder in “Course_Material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orks Ci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Warren Weaver. "Translation." 1955. http://www.mt-archive.info/Weaver-1949.pdf. 30 October 2013. 8.</text:p>
              </text:list-item>
              <text:list-item>
                <text:p>Zellig S. Harris, “How Words Carry Meaning.” Language and Information: The Bampton Lectures, Columbia University, 1986. Lecture. http://www.ircs.upenn.edu/zellig/3_2.mp3. See also John Rupert Firth, "A synopsis of linguistic theory 1930-1955.“ in <text:span text:style-name="T6">Selected Papers of J.R. Firth, 1952-1959</text:span>. Ed. F.R. Palmer. Harlow: Longmans, 1968. P. 179.</text:p>
              </text:list-item>
              <text:list-item>
                <text:p><text:a xlink:href="http://en.wikipedia.org/wiki/Distributional_semantics" xlink:type="simple">http://en.wikipedia.org/wiki/Distributional_semantics</text:a></text:p>
              </text:list-item>
              <text:list-item>
                <text:p><text:a xlink:href="http://en.wikipedia.org/wiki/Word-sense_disambiguation" xlink:type="simple">http://en.wikipedia.org/wiki/Word-sense_disambiguation</text:a></text:p>
              </text:list-item>
              <text:list-item>
                <text:p>John Sinclair, “Trust the Text”, in <text:span text:style-name="T6">Trust the Text: Language, Corpus and Discourse.</text:span><text:span text:style-name="T7"> Ed. John Sinclair and Ronald Carter. London: Routledge, 2004. 9-23. P. 14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1" svg:font-family="'Times New Roman'"/>
    <style:font-face style:name="Calibri" svg:font-family="Calibri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1" fo:font-family="Calibri" fo:font-size="35.299999237060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color="#000000" style:text-line-through-style="none" style:text-line-through-type="none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color="#000000" style:text-line-through-style="none" style:text-line-through-type="none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533cm" svg:height="1.117cm" svg:x="1.4cm" svg:y="19.464cm" presentation:class="date-time" presentation:user-transformed="true">
        <draw:text-box>
          <text:p text:style-name="MP12"><text:span text:style-name="MT7"><text:date style:data-style-name="D1" text:date-value="2014-05-12">5/12/14</text:date></text:span></text:p>
        </draw:text-box>
      </draw:frame>
      <draw:frame draw:name="Footer Placeholder 4" presentation:style-name="Mpr6" draw:text-style-name="MP13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1T11:32:27.871432213</meta:creation-date>
    <dc:date>2014-05-12T15:04:19.898600725</dc:date>
    <meta:editing-duration>PT2H24M19S</meta:editing-duration>
    <meta:editing-cycles>15</meta:editing-cycles>
    <meta:generator>LibreOffice/4.2.3.3$Linux_X86_64 LibreOffice_project/420m0$Build-3</meta:generator>
    <meta:document-statistic meta:object-count="87"/>
  </office:meta>
</office:document-meta>
</file>